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officeooo:rsid="00181378" officeooo:paragraph-rsid="00181378" style:font-size-asian="10.5pt" style:font-size-complex="12pt"/>
    </style:style>
    <style:style style:name="P2" style:family="paragraph" style:parent-style-name="Standard" style:list-style-name="L1">
      <style:text-properties fo:font-size="12pt" officeooo:rsid="001952fe" officeooo:paragraph-rsid="001952fe" style:font-size-asian="10.5pt" style:font-size-complex="12pt"/>
    </style:style>
    <style:style style:name="P3" style:family="paragraph" style:parent-style-name="Standard" style:list-style-name="L1">
      <style:text-properties fo:font-size="12pt" officeooo:rsid="001952fe" officeooo:paragraph-rsid="001a5852" style:font-size-asian="10.5pt" style:font-size-complex="12pt"/>
    </style:style>
    <style:style style:name="P4" style:family="paragraph" style:parent-style-name="Standard" style:list-style-name="L1">
      <style:text-properties fo:font-size="12pt" officeooo:rsid="001a5852" officeooo:paragraph-rsid="001a5852" style:font-size-asian="10.5pt" style:font-size-complex="12pt"/>
    </style:style>
    <style:style style:name="P5" style:family="paragraph" style:parent-style-name="Standard" style:list-style-name="L1">
      <style:text-properties fo:font-size="12pt" officeooo:rsid="001b6448" officeooo:paragraph-rsid="001b6448" style:font-size-asian="10.5pt" style:font-size-complex="12pt"/>
    </style:style>
    <style:style style:name="P6" style:family="paragraph" style:parent-style-name="Standard" style:list-style-name="L1">
      <style:text-properties fo:font-size="12pt" officeooo:rsid="001b9d21" officeooo:paragraph-rsid="001b9d21" style:font-size-asian="10.5pt" style:font-size-complex="12pt"/>
    </style:style>
    <style:style style:name="P7" style:family="paragraph" style:parent-style-name="Standard" style:list-style-name="L1">
      <style:text-properties fo:font-size="12pt" officeooo:rsid="001b9d21" officeooo:paragraph-rsid="001c8ef4" style:font-size-asian="10.5pt" style:font-size-complex="12pt"/>
    </style:style>
    <style:style style:name="P8" style:family="paragraph" style:parent-style-name="Standard" style:list-style-name="L1">
      <style:text-properties fo:font-size="12pt" officeooo:rsid="001c8ef4" officeooo:paragraph-rsid="001c8ef4" style:font-size-asian="10.5pt" style:font-size-complex="12pt"/>
    </style:style>
    <style:style style:name="T1" style:family="text">
      <style:text-properties officeooo:rsid="001952fe"/>
    </style:style>
    <style:style style:name="T2" style:family="text">
      <style:text-properties officeooo:rsid="001a5852"/>
    </style:style>
    <style:style style:name="T3" style:family="text">
      <style:text-properties officeooo:rsid="001c8ef4"/>
    </style:style>
    <style:style style:name="T4" style:family="text">
      <style:text-properties officeooo:rsid="001c9910"/>
    </style:style>
    <style:style style:name="T5" style:family="text">
      <style:text-properties officeooo:rsid="00209b0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2510770663763696" text:style-name="L1">
        <text:list-item>
          <text:p text:style-name="P1">State in which highest number of (Road/ Rail-Road/ Other) accidents took place per year.</text:p>
        </text:list-item>
        <text:list-item>
          <text:p text:style-name="P1">State in which highest number of (ALL types) accidents took place per year.</text:p>
        </text:list-item>
        <text:list-item>
          <text:p text:style-name="P1">Percentage of accidents took place in every state in each decade. (01-10, 11-14)</text:p>
        </text:list-item>
        <text:list-item>
          <text:p text:style-name="P1">Top <text:span text:style-name="T5">3</text:span> Accident <text:span text:style-name="T1">prone</text:span> months for each state.</text:p>
        </text:list-item>
        <text:list-item>
          <text:p text:style-name="P2">What was the highest &amp; least accident prone year for each state.?</text:p>
        </text:list-item>
        <text:list-item>
          <text:p text:style-name="P2">Safest and Hazardous state.</text:p>
        </text:list-item>
        <text:list-item>
          <text:p text:style-name="P2">Safest and Hazardous months for different type of accidents.</text:p>
        </text:list-item>
        <text:list-item>
          <text:p text:style-name="P3">Safest and Hazardous <text:span text:style-name="T2">time intervals for types of accidents.</text:span></text:p>
        </text:list-item>
        <text:list-item>
          <text:p text:style-name="P4">How Hazardous times varied each year.?</text:p>
        </text:list-item>
        <text:list-item>
          <text:p text:style-name="P4">How Hazardous months varied each year.?</text:p>
        </text:list-item>
        <text:list-item>
          <text:p text:style-name="P5">How Hazardous states varied each year.?</text:p>
        </text:list-item>
        <text:list-item>
          <text:p text:style-name="P5">Safest and Hazardous time intervals for each state.</text:p>
        </text:list-item>
        <text:list-item>
          <text:p text:style-name="P6">Percentage of accidents that took place in each month.</text:p>
        </text:list-item>
        <text:list-item>
          <text:p text:style-name="P7">Percentage of accidents that took place in <text:span text:style-name="T3">each time interval.</text:span></text:p>
        </text:list-item>
        <text:list-item>
          <text:p text:style-name="P8">What was the safest time of day and night in each state.?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03:40:50.042088750</meta:creation-date>
    <dc:date>2017-09-15T03:17:27.020022410</dc:date>
    <meta:editing-duration>PT23M56S</meta:editing-duration>
    <meta:editing-cycles>6</meta:editing-cycles>
    <meta:generator>LibreOffice/5.1.6.2$Linux_x86 LibreOffice_project/10m0$Build-2</meta:generator>
    <meta:document-statistic meta:table-count="0" meta:image-count="0" meta:object-count="0" meta:page-count="1" meta:paragraph-count="15" meta:word-count="154" meta:character-count="873" meta:non-whitespace-character-count="749"/>
  </office:meta>
</office:document-meta>
</file>